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2cm" draw:fill="solid" draw:fill-color="#ffff99" draw:textarea-horizontal-align="center" draw:textarea-vertical-align="middle" fo:padding-top="0.01cm" fo:padding-bottom="0.01cm" fo:padding-left="0.01cm" fo:padding-right="0.01cm"/>
    </style:style>
    <style:style style:name="gr2" style:family="graphic" style:parent-style-name="objectwithoutfill">
      <style:graphic-properties svg:stroke-width="0.02cm" draw:marker-start="Arrow" draw:marker-start-width="0.115cm" draw:marker-end="Arrow" draw:marker-end-width="0.115cm" draw:fill="none" draw:textarea-horizontal-align="center" draw:textarea-vertical-align="middle" fo:padding-top="0.01cm" fo:padding-bottom="0.01cm" fo:padding-left="0.01cm" fo:padding-right="0.01cm"/>
    </style:style>
  </office:automatic-styles>
  <office:body>
    <office:drawing>
      <draw:page draw:name="page1" draw:style-name="dp1" draw:master-page-name="Default">
        <draw:path draw:style-name="gr1" draw:layer="layout" svg:width="5.209cm" svg:height="2.942cm" svg:x="0.57cm" svg:y="0.449cm" svg:viewBox="0 0 5210 2943" svg:d="m5 453c-5-70-14-141 22-210 42-79 91-158 160-210 63-48 145-14 218-29 75-15 157 16 218 64 70 54 101 141 117 224 17 72 35 147 37 224 0 74 0 150 0 224 0 70-2 142-7 212-7 70-2 144 0 216 2 74 10 150 14 225 3 77 62 141 98 210 46 89 118 161 189 231 59 57 127 119 210 141 70 18 148 21 218 0 80-23 157-57 224-106 88-65 166-148 239-231 68-76 136-158 196-245 50-75 66-159 119-231 56-78 99-166 162-240 75-86 159-168 252-238 70-51 139-113 224-147 68-27 140-39 210-35 75 5 146 35 218 63 96 38 151 129 218 203 64 74 145 131 203 210 56 76 131 137 202 198 76 64 157 127 232 196 71 63 137 138 210 203 82 71 154 153 239 224 79 68 152 146 232 217 69 63 147 119 203 198 45 64 90 135 105 217 13 67 30 139 21 210-9 79-47 155-99 210-53 57-136 101-216 91-81-10-154-58-225-91-83-39-162-93-237-140-76-45-149-96-219-147-74-56-164-89-231-148-73-64-171-81-239-141-70-61-154-88-224-146-60-47-140-67-218-78-73-8-147-4-217-14-82-10-165 29-224 78-71 61-140 125-203 196-63 70-153 114-217 183-62 66-141 102-218 147-68 41-149 59-224 77-69 14-141 31-211 43-68 9-143 12-211 0-72-14-147-27-216-50-70-23-147-32-211-63-73-34-152-54-210-105-80-71-170-133-233-217-47-65-78-139-111-211-35-78-89-147-133-218-42-65-63-142-99-210-38-70-78-138-111-210-31-69-49-139-57-210l-27-64z">
          <text:p/>
        </draw:path>
        <draw:polyline draw:style-name="gr2" draw:layer="layout" svg:width="4.929cm" svg:height="2.796cm" svg:x="0.779cm" svg:y="0.462cm" svg:viewBox="0 0 4930 2797" draw:points="0,0 595,1469 766,1730 993,1931 1147,1982 2834,2025 3078,2029 3211,2064 4930,2797">
          <text:p/>
        </draw:poly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Nimbus Roman No9 L'" style:font-family-generic="roman" style:font-pitch="variable" fo:font-size="24pt" fo:language="en" fo:country="US" style:font-family-asian="'HG Mincho Light J'" style:font-pitch-asian="variable" style:font-size-asian="24pt" style:language-asian="ja" style:country-asian="JP"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6cm" fo:page-height="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9$Build-9420</meta:generator>
    <meta:initial-creator>David Legland</meta:initial-creator>
    <meta:creation-date>2004-07-21T11:58:57</meta:creation-date>
    <dc:date>2010-09-08T17:32:51.82</dc:date>
    <dc:language>en-US</dc:language>
    <meta:editing-cycles>5</meta:editing-cycles>
    <meta:editing-duration>PT7H11M3S</meta:editing-duration>
    <dc:creator>David Legland</dc:creator>
    <meta:document-statistic meta:object-count="2"/>
    <meta:user-defined meta:name="Info 1"/>
    <meta:user-defined meta:name="Info 2"/>
    <meta:user-defined meta:name="Info 3"/>
    <meta:user-defined meta:name="Info 4"/>
  </office:meta>
</office:document-meta>
</file>